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397" officeooo:paragraph-rsid="0011139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1397" officeooo:paragraph-rsid="0011139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1fa1" officeooo:paragraph-rsid="00121fa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c138" officeooo:paragraph-rsid="0012c138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11397" officeooo:paragraph-rsid="00111397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21fa1" officeooo:paragraph-rsid="00121fa1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bold" officeooo:rsid="00132a9b" officeooo:paragraph-rsid="00132a9b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left="0.5in" fo:margin-right="0in" fo:margin-top="0in" fo:margin-bottom="0in" style:contextual-spacing="false" fo:line-height="150%" fo:text-indent="-0.5in" style:auto-text-indent="false" style:writing-mode="lr-tb"/>
      <style:text-properties fo:font-weight="normal"/>
    </style:style>
    <style:style style:name="P9" style:family="paragraph" style:parent-style-name="Text_20_body">
      <style:paragraph-properties fo:margin-left="0.5in" fo:margin-right="0in" fo:margin-top="0in" fo:margin-bottom="0in" style:contextual-spacing="false" fo:line-height="150%" fo:text-indent="-0.5in" style:auto-text-indent="fals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1fa1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il Govani</text:p>
      <text:p text:style-name="P1">10/28/15</text:p>
      <text:p text:style-name="P1"/>
      <text:p text:style-name="P1">Analysis and Classification of Images Using Trained Neural Networks</text:p>
      <text:p text:style-name="P1"/>
      <text:p text:style-name="P2">Rationale</text:p>
      <text:p text:style-name="P5"><text:span text:style-name="T1">One of the main </text:span><text:span text:style-name="T2">goals</text:span><text:span text:style-name="T1"> in computation is </text:span><text:span text:style-name="T2">to</text:span><text:span text:style-name="T1"> emulat</text:span><text:span text:style-name="T2">e</text:span><text:span text:style-name="T1"> human-like processes using machine learning and artificial intelligence. </text:span><text:span text:style-name="T2">Neural Networks are employed to transpose the neuron connections in the human brain into a computational framework. One of the most difficult tasks for computers to undertake that is <text:s/>relatively trivial for humans is image analysis, recognition, and classification. For example, a human can identify a tree as a tree, whereas this would entail more difficulty for a computer. As a result, if computers could emulate human brains using Neural Networks, they can be trained in a fashion similar to human experience to similarly identify images. This could lead to more efficient and less-errored analysis of important images in medicine (e.g. x-rays) and in space exploration. </text:span></text:p>
      <text:p text:style-name="P5"/>
      <text:p text:style-name="P3">Goal</text:p>
      <text:p text:style-name="P6">To program a layered neural network and train it to analyze and classify handwritten characters.</text:p>
      <text:p text:style-name="P6"/>
      <text:p text:style-name="P3">Procedure</text:p>
      <text:p text:style-name="P3"><text:span text:style-name="T3">The first step is to design the neural network on paper with a varied number of nodes and hidden layers. <text:s/>This step should include deriving the proper sigmoid functions and gradient determination functions. <text:s/>The next step is to program the neural network with a friendly GUI for training. The next step is to train the neural network with approximately 100 x-ray images or 100 images per digit/character. Finally, it is necessary to test the neural network with new real data and graph data for its prediction tendencies. </text:span></text:p>
      <text:p text:style-name="P3"/>
      <text:p text:style-name="P4">Data Analysis</text:p>
      <text:p text:style-name="P4"><text:span text:style-name="T3">After training, I will see what percentage of 100 new test cases the program is able to identify correctly. I will also graph the input to output vector relationship using multidimensional plots if possible. </text:span></text:p>
      <text:p text:style-name="P4"/>
      <text:p text:style-name="P7">Bibliography</text:p>
      <text:p text:style-name="P8"><text:span text:style-name="T4">Cernazanu-Glavan, Cosmin, and Stefan Holban. </text:span><text:span text:style-name="T6">Segmentation of bone structure in X-ray images using convolutional neural network</text:span><text:span text:style-name="T4">. Timosoara: Politehnica University of Timisoara, n.d. Digital file.</text:span></text:p>
      <text:p text:style-name="P8"><text:span text:style-name="T4">Hagan, Martin T. </text:span><text:span text:style-name="T6">Neural Network Design</text:span><text:span text:style-name="T4">. N.p.: Oklahoma State, n.d. Print.</text:span></text:p>
      <text:p text:style-name="P8"><text:span text:style-name="T4">Jenker, Andrej. “Introduction to Artificial Neural Networks.” </text:span><text:span text:style-name="T6">Artificial Neural Networks - Methodological Advances and Biomedical Applications</text:span><text:span text:style-name="T4">. Ed. Kenji Suzuki. N.p.: InTech, 2011. N. pag. Digital file.</text:span></text:p>
      <text:p text:style-name="P8"><text:span text:style-name="T4">Rojas, Raul. </text:span><text:span text:style-name="T6">Neural Networks: A Systematic Introduction</text:span><text:span text:style-name="T4">. Berlin: Springer, 1996. Digital file.</text:span></text:p>
      <text:p text:style-name="P9"><text:span text:style-name="T5">Zhang, Q. J. </text:span><text:span text:style-name="T7">Neural Network Structures for RF and Microwave Applications</text:span><text:span text:style-name="T5">. Orlando: IEEE AP-S Antennas and Propagation Int. Symp., 1999. Digital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il Govani</meta:initial-creator>
    <meta:creation-date>2015-10-27T20:12:44.939062066</meta:creation-date>
    <dc:date>2015-10-27T21:08:20.532922558</dc:date>
    <dc:creator>Somil Govani</dc:creator>
    <meta:editing-duration>PT43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73" meta:character-count="2472" meta:non-whitespace-character-count="2110"/>
  </office:meta>
</office:document-meta>
</file>